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141cm" style:keep-together="false" fo:keep-together="always"/>
    </style:style>
    <style:style style:name="Tableau1.9" style:family="table-row">
      <style:table-row-properties style:row-height="0.455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style:font-size-asian="8pt" style:font-name-complex="Arial"/>
    </style:style>
    <style:style style:name="P6" style:family="paragraph" style:parent-style-name="Standard">
      <style:paragraph-properties fo:line-height="0.388cm" style:snap-to-layout-grid="false"/>
      <style:text-properties fo:font-size="8pt" fo:language="none" fo:country="none" style:font-size-asian="8pt" style:language-asian="none" style:country-asian="none"/>
    </style:style>
    <style:style style:name="P7" style:family="paragraph" style:parent-style-name="Standard">
      <style:paragraph-properties fo:line-height="0.388cm" style:snap-to-layout-grid="false"/>
      <style:text-properties fo:font-size="8pt" fo:language="none" fo:country="none" style:font-size-asian="8pt" style:language-asian="none" style:country-asian="none" style:font-name-complex="Arial"/>
    </style:style>
    <style:style style:name="P8" style:family="paragraph" style:parent-style-name="Standard">
      <style:paragraph-properties fo:line-height="0.388cm"/>
      <style:text-properties fo:color="#c0c0c0" fo:font-size="8pt" style:font-size-asian="8pt" style:font-name-complex="Arial"/>
    </style:style>
    <style:style style:name="P9" style:family="paragraph" style:parent-style-name="Standard">
      <style:paragraph-properties fo:line-height="0.3cm" style:snap-to-layout-grid="false"/>
    </style:style>
    <style:style style:name="P10" style:family="paragraph" style:parent-style-name="Standard">
      <style:paragraph-properties fo:line-height="0.459cm"/>
    </style:style>
    <style:style style:name="P11" style:family="paragraph" style:parent-style-name="Standard">
      <style:paragraph-properties fo:line-height="0.459cm" style:snap-to-layout-grid="false"/>
    </style:style>
    <style:style style:name="P12" style:family="paragraph" style:parent-style-name="Standard">
      <style:text-properties fo:color="#0000ff" style:font-name-complex="Arial"/>
    </style:style>
    <style:style style:name="P13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0000ff" style:font-name-complex="Arial" style:font-size-complex="11pt"/>
    </style:style>
    <style:style style:name="P15" style:family="paragraph" style:parent-style-name="Standard">
      <style:paragraph-properties fo:line-height="0.388cm" style:snap-to-layout-grid="false"/>
      <style:text-properties fo:color="#0000ff" fo:font-size="8pt" fo:language="en" fo:country="GB" style:font-size-asian="8pt" style:font-name-complex="Arial" style:font-size-complex="8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margin-top="0cm" fo:margin-bottom="0.071cm" fo:line-height="0.564cm" style:snap-to-layout-grid="false"/>
      <style:text-properties fo:color="#c0c0c0" fo:font-size="13pt" style:font-size-asian="13pt" style:font-name-complex="Arial"/>
    </style:style>
    <style:style style:name="P18" style:family="paragraph" style:parent-style-name="Header">
      <style:paragraph-properties style:snap-to-layout-grid="false">
        <style:tab-stops/>
      </style:paragraph-properties>
    </style:style>
    <style:style style:name="P19" style:family="paragraph" style:parent-style-name="Header">
      <style:paragraph-properties fo:line-height="0.459cm">
        <style:tab-stops/>
      </style:paragraph-properties>
      <style:text-properties fo:color="#0000ff" style:font-name-complex="Arial"/>
    </style:style>
    <style:style style:name="P20" style:family="paragraph" style:parent-style-name="Header">
      <style:paragraph-properties style:line-height-at-least="0.388cm" style:snap-to-layout-grid="false">
        <style:tab-stops/>
      </style:paragraph-properties>
    </style:style>
    <style:style style:name="P21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Heading_20_4">
      <style:text-properties fo:font-size="11pt" style:text-underline-style="none" style:font-size-asian="11pt"/>
    </style:style>
    <style:style style:name="P23" style:family="paragraph" style:parent-style-name="Prénom_20_NOM">
      <style:text-properties fo:font-weight="normal" style:font-weight-asian="normal"/>
    </style:style>
    <style:style style:name="T1" style:family="text">
      <style:text-properties fo:color="#0000ff"/>
    </style:style>
    <style:style style:name="T2" style:family="text">
      <style:text-properties fo:color="#0000ff" fo:font-weight="bold" style:font-weight-asian="bold" style:font-size-complex="11pt"/>
    </style:style>
    <style:style style:name="T3" style:family="text">
      <style:text-properties fo:color="#0000ff" fo:font-weight="bold" style:font-weight-asian="bold" style:font-name-complex="Arial" style:font-size-complex="11pt"/>
    </style:style>
    <style:style style:name="T4" style:family="text">
      <style:text-properties fo:color="#0000ff" style:font-name-complex="Arial"/>
    </style:style>
    <style:style style:name="T5" style:family="text">
      <style:text-properties fo:color="#0000ff" style:font-name-complex="Arial" style:font-size-complex="11pt"/>
    </style:style>
    <style:style style:name="T6" style:family="text">
      <style:text-properties fo:color="#0000ff" style:font-size-complex="11pt"/>
    </style:style>
    <style:style style:name="T7" style:family="text">
      <style:text-properties fo:color="#0000ff" fo:font-size="8pt" style:font-size-asian="8pt"/>
    </style:style>
    <style:style style:name="T8" style:family="text">
      <style:text-properties fo:color="#0000ff" fo:font-size="8pt" style:font-size-asian="8pt" style:font-name-complex="Arial"/>
    </style:style>
    <style:style style:name="T9" style:family="text">
      <style:text-properties style:font-name-complex="Ari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name-complex="Arial"/>
    </style:style>
    <style:style style:name="T12" style:family="text">
      <style:text-properties fo:font-size="8pt" fo:language="none" fo:country="none" style:font-size-asian="8pt" style:language-asian="none" style:country-asian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17">Hélène Pont</text:p>
            <text:p text:style-name="P8">Chef de Bureau adjoint de l’Accès</text:p>
            <text:p text:style-name="P8">au Droit et de l’Allocation</text:p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8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1"><text:span text:style-name="T2">« Q</text:span><text:span text:style-name="T3">UAL »</text:span><text:span text:style-name="T2"> </text:span><text:span text:style-name="T2"><text:database-display text:table-name="" text:table-type="table" text:column-name="individu_prenom_individu">«NOM»</text:database-display></text:span><text:span text:style-name="T2"> « </text:span><text:span text:style-name="T3">NOMNAI » « PRENOM »</text:span></text:p>
            <text:p text:style-name="P13">« PRENOM2 » « PRENOM3 »</text:p>
            <text:p text:style-name="P10"><text:span text:style-name="T5">« NUMVOIE », <text:s/>« TYPEVOIE » </text:span><text:span text:style-name="T6"><text:s/></text:span></text:p>
            <text:p text:style-name="P10"><text:span text:style-name="T6">« </text:span><text:span text:style-name="T5">NOMVOIE » « COMPLIDEADR »</text:span></text:p>
            <text:p text:style-name="P12">« COMPLADR » « LIEUDIST »</text:p>
            <text:p text:style-name="P19">« CODEPOS » « LOCAADR »</text:p>
            <text:p text:style-name="P10"/>
          </table:table-cell>
        </table:table-row>
        <table:table-row table:style-name="Tableau1.4">
          <table:table-cell table:style-name="Tableau1.A1" office:value-type="string">
            <text:p text:style-name="P6"><field:fieldmark-start text:name="__Fieldmark__3264_32196316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265_321963167" field:type="vnd.oasis.opendocument.field.FORMTEXT"><field:param field:name="Description" field:value=""/><field:param field:name="Name" field:value="Texte6"/></field:fieldmark-start><text:span text:style-name="T12">DPAS/SIS/BADA/SUSPENSION/201</text:span>1</text:p>
            <text:p text:style-name="P2"><field:fieldmark-end/><text:span text:style-name="T10">Matricule CAF : </text:span><text:span text:style-name="T7">Matricule CAF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Affaire suivi par :</text:p>
          </table:table-cell>
          <table:covered-table-cell/>
          <table:table-cell table:style-name="Tableau1.A1" office:value-type="string">
            <text:p text:style-name="P15">Gestionnaire selon connexion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7"><field:fieldmark-start text:name="__Fieldmark__3266_32196316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3"><text:span text:style-name="T11">01 43 93 </text:span><text:span text:style-name="T8">numéro selon connexion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p text:style-name="P1">Bobigny, le<text:span text:style-name="T1"> « Date_Edition_Courrier_Orientation_allocataire_rsa »</text:span></text:p>
            <text:h text:style-name="P22" text:outline-level="4"/>
          </table:table-cell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ext:p text:style-name="P16"><text:span text:style-name="T1">« </text:span><text:span text:style-name="T4">QUAL</text:span><text:span text:style-name="T1">»</text:span>,</text:p>
      <text:p text:style-name="P16"/>
      <text:p text:style-name="P16">Dans mon courrier du <text:span text:style-name="T1">« date arbitrage cg », </text:span>je vous informais de la décision du Président du Conseil général de vous accorder un délai supplémentaire d’un mois.</text:p>
      <text:p text:style-name="P16"/>
      <text:p text:style-name="P16">D’après les informations dont je dispose à ce jour, vous n’avez pas engagé les démarches d’insertion préconisées.</text:p>
      <text:p text:style-name="P16"/>
      <text:p text:style-name="P16">Par conséquent, votre situation sera soumise à la prochaine réunion de l’Equipe Pluridisciplinaire (EP), qui donnera un avis sur la réduction de votre allocation. Cette commission se tiendra le <text:span text:style-name="T1">« date prochaine EP »</text:span> à <text:span text:style-name="T1">« heure »</text:span> à :</text:p>
      <text:p text:style-name="P16"/>
      <text:p text:style-name="P14">Structure accueillant l’EP</text:p>
      <text:p text:style-name="P14">adresse</text:p>
      <text:p text:style-name="P14">ville</text:p>
      <text:p text:style-name="P16"/>
      <text:p text:style-name="P16">Je vous rappelle que vous pourrez être entendu<text:span text:style-name="T1">(e)</text:span> par l’EP si vous le souhaitez et vous faire accompagner d’une personne de votre choix.</text:p>
      <text:p text:style-name="P16"/>
      <text:p text:style-name="P21">Je reste à votre entière disposition pour tout renseignement complémentaire.</text:p>
      <text:p text:style-name="P16"/>
      <text:p text:style-name="P16"><text:span text:style-name="T9">Je vous prie d’agréer, </text:span><text:span text:style-name="T1">« </text:span><text:span text:style-name="T4">QUAL</text:span><text:span text:style-name="T1">»</text:span>, <text:span text:style-name="T9">l’expression de mes salutations distinguées.</text:span></text:p>
      <text:p text:style-name="Texte_20_de_20_saisie"/>
      <text:p text:style-name="Texte_20_de_20_saisie"/>
      <text:p text:style-name="Texte_20_de_20_saisie"/>
      <text:p text:style-name="Texte_20_de_20_saisie"/>
      <text:p text:style-name="P23">Pour le Président du Conseil général</text:p>
      <text:p text:style-name="P23">et par délégation</text:p>
      <text:p text:style-name="P23"/>
      <text:p text:style-name="P23"/>
      <text:p text:style-name="Prénom_20_NOM">Hélène Po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7-28T14:08:00</meta:creation-date>
    <dc:creator>hpont</dc:creator>
    <dc:date>2011-08-05T11:01:00</dc:date>
    <meta:print-date>2011-07-29T14:20:00</meta:print-date>
    <meta:editing-cycles>8</meta:editing-cycles>
    <meta:editing-duration>PT13M</meta:editing-duration>
    <meta:document-statistic meta:table-count="1" meta:image-count="0" meta:object-count="0" meta:page-count="1" meta:paragraph-count="30" meta:word-count="234" meta:character-count="1356"/>
    <meta:generator>LibreOffice/3.3$Linu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